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fccf" officeooo:paragraph-rsid="000cfccf"/>
    </style:style>
    <style:style style:name="P2" style:family="paragraph" style:parent-style-name="Text_20_body">
      <style:text-properties officeooo:paragraph-rsid="0011c2aa"/>
    </style:style>
    <style:style style:name="T1" style:family="text">
      <style:text-properties officeooo:rsid="000a5671"/>
    </style:style>
    <style:style style:name="T2" style:family="text">
      <style:text-properties style:font-name="Consolas" fo:font-size="9.5pt" style:font-size-asian="9.5pt"/>
    </style:style>
    <style:style style:name="T3" style:family="text">
      <style:text-properties style:font-name="Consolas" fo:font-size="9.5pt" officeooo:rsid="00106d76" style:font-size-asian="9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5671" style:font-weight-asian="bold" style:font-weight-complex="bold"/>
    </style:style>
    <style:style style:name="T6" style:family="text">
      <style:text-properties fo:font-weight="bold" officeooo:rsid="0012556d" style:font-weight-asian="bold" style:font-weight-complex="bold"/>
    </style:style>
    <style:style style:name="T7" style:family="text">
      <style:text-properties fo:font-weight="bold" officeooo:rsid="00144930" style:font-weight-asian="bold" style:font-weight-complex="bold"/>
    </style:style>
    <style:style style:name="T8" style:family="text">
      <style:text-properties officeooo:rsid="000d8c02"/>
    </style:style>
    <style:style style:name="T9" style:family="text">
      <style:text-properties officeooo:rsid="000e2d49"/>
    </style:style>
    <style:style style:name="T10" style:family="text">
      <style:text-properties officeooo:rsid="000e92d5"/>
    </style:style>
    <style:style style:name="T11" style:family="text">
      <style:text-properties officeooo:rsid="00106d76"/>
    </style:style>
    <style:style style:name="T12" style:family="text">
      <style:text-properties fo:color="#008000" style:font-name="Consolas" fo:font-size="9.5pt" style:font-size-asian="9.5pt"/>
    </style:style>
    <style:style style:name="T13" style:family="text">
      <style:text-properties officeooo:rsid="0011c2aa"/>
    </style:style>
    <style:style style:name="T14" style:family="text">
      <style:text-properties officeooo:rsid="00154b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4">The time shipped to the sound card</text:span><text:span text:style-name="T5"><text:line-break/></text:span><text:span text:style-name="T1">(updated every times a buffer is shipped to the graphic board)</text:span></text:p>
      <text:p text:style-name="P1">- starts with the first streaming</text:p>
      <text:p text:style-name="Text_20_body">StreamingRealTime<text:span text:style-name="T8">: the time associated with the samples played in the sound card (only corresponds to real time at the time when the sample is shipped)</text:span></text:p>
      <text:p text:style-name="Text_20_body">Last<text:span text:style-name="T9">Streaming</text:span>BeatRealTime<text:span text:style-name="T13">: the sound card time at which occured the last beat</text:span></text:p>
      <text:p text:style-name="Text_20_body">Nb<text:span text:style-name="T9">Streaming</text:span>Beats<text:span text:style-name="T13">: beats in sound card real time</text:span></text:p>
      <text:p text:style-name="Text_20_body"><text:span text:style-name="T4">The actual time </text:span><text:span text:style-name="T6">in the application </text:span><text:span text:style-name="T7">synchronized with</text:span><text:span text:style-name="T4"> the time shipped to the sound card</text:span><text:span text:style-name="T5"><text:line-break/></text:span>(updated every update)</text:p>
      <text:p text:style-name="Text_20_body">LastPorphyrographRealTime: the real time of the application in sync with the <text:span text:style-name="T14">sound card</text:span> only at the very beginning of a new buffer. last synchronization between the streamed data and the application</text:p>
      <text:p text:style-name="P2">LastPorphyrographBeatRealTime<text:span text:style-name="T13">: the application card time at which occured the last beat</text:span></text:p>
      <text:p text:style-name="P2"><text:span text:style-name="T13">NbPorphyrographBeats: beats in application real time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5:01:56.423000000</meta:creation-date>
    <dc:date>2016-04-16T17:36:43.278000000</dc:date>
    <meta:editing-duration>PT1H3M54S</meta:editing-duration>
    <meta:editing-cycles>8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9" meta:word-count="133" meta:character-count="852" meta:non-whitespace-character-count="728"/>
  </office:meta>
</office:document-meta>
</file>